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ethodInterceptor.doIntercept( Object mock , Method invokedMethod , Object [ ] arguments , RealMethod real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thodInterceptor.readObject( Object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spatcherDefaultingToRealMethod.interceptSuperCallable( @ This Object mock , @ FieldValue ( "mockitoInterceptor" ) MockMethodInterceptor interceptor , @ Origin Method invokedMethod , @ AllArguments Object [ ] arguments , @ SuperCall ( serializableProxy = true ) Callable &lt; ? &gt; superCa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MethodInterceptor.getSerialization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thodInterceptor.getMock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HashCode.doIdentityHashCode( @ This Object thi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DefaultingToRealMethod.interceptAbstract( @ This Object mock , @ FieldValue ( "mockitoInterceptor" ) MockMethodInterceptor interceptor , @ StubValue Object stubValue , @ Origin Method invokedMethod , @ AllArguments Object [ ] argu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MethodInterceptor.MockMethodInterceptor( MockHandler handler , MockCreationSettings mockCreation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orEquals.doIdentityEquals( @ This Object thiz , @ Argument ( 0 ) Objec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thodInterceptor.doIntercept( Object mock , Method invokedMethod , Object [ ] arguments , RealMethod realMethod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rHashCode.For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orWriteReplace.doWriteReplace( @ This MockAccess thi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riteReplace.ForWriteRepl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